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222.75mm" svg:y="95.35mm">
            <loext:p draw:notify-on-update-of-ranges="Feuille1.A23:Feuille1.A39 Feuille1.B22:Feuille1.B22 Feuille1.B23:Feuille1.B39 Feuille1.C22:Feuille1.C22 Feuille1.C23:Feuille1.C39 Feuille1.D22:Feuille1.D22 Feuille1.D23:Feuille1.D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.2308" calcext:value-type="float">
            <text:p>27,230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8.3236" calcext:value-type="float">
            <text:p>28,323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.3423" calcext:value-type="float">
            <text:p>29,342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.2921" calcext:value-type="float">
            <text:p>29,292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8.1742" calcext:value-type="float">
            <text:p>28,174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7.4045" calcext:value-type="float">
            <text:p>37,4045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8.6832" calcext:value-type="float">
            <text:p>38,683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9.1866" calcext:value-type="float">
            <text:p>39,186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8.0441" calcext:value-type="float">
            <text:p>38,044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9.4906" calcext:value-type="float">
            <text:p>39,49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8.3748" calcext:value-type="float">
            <text:p>48,374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2.2658" calcext:value-type="float">
            <text:p>52,265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9.2516" calcext:value-type="float">
            <text:p>49,251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9.9406" calcext:value-type="float">
            <text:p>49,940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0.8394" calcext:value-type="float">
            <text:p>50,839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9.5909" calcext:value-type="float">
            <text:p>59,5909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1.226" calcext:value-type="float">
            <text:p>61,226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1.9542" calcext:value-type="float">
            <text:p>61,9542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.7644" calcext:value-type="float">
            <text:p>60,764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1.8333" calcext:value-type="float">
            <text:p>61,833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0.5637" calcext:value-type="float">
            <text:p>70,5637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4.078" calcext:value-type="float">
            <text:p>74,07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4.1068" calcext:value-type="float">
            <text:p>74,106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.9128" calcext:value-type="float">
            <text:p>73,912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5.9011" calcext:value-type="float">
            <text:p>75,901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3.1747" calcext:value-type="float">
            <text:p>83,174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6.7844" calcext:value-type="float">
            <text:p>86,7844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6.0511" calcext:value-type="float">
            <text:p>86,051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7.0747" calcext:value-type="float">
            <text:p>87,074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9.5459" calcext:value-type="float">
            <text:p>89,54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3.8456" calcext:value-type="float">
            <text:p>93,845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3.2696" calcext:value-type="float">
            <text:p>103,269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.4595" calcext:value-type="float">
            <text:p>100,459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.3224" calcext:value-type="float">
            <text:p>100,322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2.497" calcext:value-type="float">
            <text:p>102,49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9.1746" calcext:value-type="float">
            <text:p>109,1746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4.8625" calcext:value-type="float">
            <text:p>114,8625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4.8117" calcext:value-type="float">
            <text:p>114,811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3.0964" calcext:value-type="float">
            <text:p>113,0964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7.1037" calcext:value-type="float">
            <text:p>117,10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3.1786" calcext:value-type="float">
            <text:p>123,178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9.902" calcext:value-type="float">
            <text:p>129,90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9.2983" calcext:value-type="float">
            <text:p>129,298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5.6766" calcext:value-type="float">
            <text:p>125,676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9.151" calcext:value-type="float">
            <text:p>129,15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37.7275" calcext:value-type="float">
            <text:p>137,7275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3.0015" calcext:value-type="float">
            <text:p>143,0015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3.6803" calcext:value-type="float">
            <text:p>143,6803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4.0542" calcext:value-type="float">
            <text:p>144,0542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6.1844" calcext:value-type="float">
            <text:p>146,18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2.9906" calcext:value-type="float">
            <text:p>152,9906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9.295" calcext:value-type="float">
            <text:p>159,295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6.1006" calcext:value-type="float">
            <text:p>156,1006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69.6067" calcext:value-type="float">
            <text:p>169,606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62.638" calcext:value-type="float">
            <text:p>162,63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64.2713" calcext:value-type="float">
            <text:p>164,2713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4.9486" calcext:value-type="float">
            <text:p>174,948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4.5299" calcext:value-type="float">
            <text:p>174,529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4.2246" calcext:value-type="float">
            <text:p>174,224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80.6491" calcext:value-type="float">
            <text:p>180,649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3.43" calcext:value-type="float">
            <text:p>183,4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92.584" calcext:value-type="float">
            <text:p>192,584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93.9762" calcext:value-type="float">
            <text:p>193,976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04.3887" calcext:value-type="float">
            <text:p>204,388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93.4598" calcext:value-type="float">
            <text:p>193,459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5.1612" calcext:value-type="float">
            <text:p>195,1612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6.6535" calcext:value-type="float">
            <text:p>206,6535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8.0305" calcext:value-type="float">
            <text:p>208,0305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10.7145" calcext:value-type="float">
            <text:p>210,7145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13.9679" calcext:value-type="float">
            <text:p>213,96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6.0599" calcext:value-type="float">
            <text:p>216,059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6.3869" calcext:value-type="float">
            <text:p>226,386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6.4057" calcext:value-type="float">
            <text:p>226,405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6.546" calcext:value-type="float">
            <text:p>226,54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9.7001" calcext:value-type="float">
            <text:p>229,700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3.1797" calcext:value-type="float">
            <text:p>233,1797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53.35" calcext:value-type="float">
            <text:p>253,35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54.0824" calcext:value-type="float">
            <text:p>254,082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43.7361" calcext:value-type="float">
            <text:p>243,7361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49.0401" calcext:value-type="float">
            <text:p>249,04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9.4984" calcext:value-type="float">
            <text:p>249,498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59.9237" calcext:value-type="float">
            <text:p>259,923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64.0243" calcext:value-type="float">
            <text:p>264,024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5.5158" calcext:value-type="float">
            <text:p>275,515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1.0383" calcext:value-type="float">
            <text:p>271,038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IN([.$B3];[.$E3];[.$H3];[.$K3];[.$N3])" office:value-type="float" office:value="27.2308" calcext:value-type="float">
            <text:p>27,2308</text:p>
          </table:table-cell>
          <table:table-cell table:formula="of:=MEDIAN([.$B3];[.$E3];[.$H3];[.$K3];[.$N3])" office:value-type="float" office:value="28.3236" calcext:value-type="float">
            <text:p>28,3236</text:p>
          </table:table-cell>
          <table:table-cell table:formula="of:=MAX([.$B3];[.$E3];[.$H3];[.$K3];[.$N3])" office:value-type="float" office:value="29.3423" calcext:value-type="float">
            <text:p>29,3423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IN([.$B4];[.$E4];[.$H4];[.$K4];[.$N4])" office:value-type="float" office:value="37.4045" calcext:value-type="float">
            <text:p>37,4045</text:p>
          </table:table-cell>
          <table:table-cell table:formula="of:=MEDIAN([.$B4];[.$E4];[.$H4];[.$K4];[.$N4])" office:value-type="float" office:value="38.6832" calcext:value-type="float">
            <text:p>38,6832</text:p>
          </table:table-cell>
          <table:table-cell table:formula="of:=MAX([.$B4];[.$E4];[.$H4];[.$K4];[.$N4])" office:value-type="float" office:value="39.4906" calcext:value-type="float">
            <text:p>39,4906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IN([.$B5];[.$E5];[.$H5];[.$K5];[.$N5])" office:value-type="float" office:value="48.3748" calcext:value-type="float">
            <text:p>48,3748</text:p>
          </table:table-cell>
          <table:table-cell table:formula="of:=MEDIAN([.$B5];[.$E5];[.$H5];[.$K5];[.$N5])" office:value-type="float" office:value="49.9406" calcext:value-type="float">
            <text:p>49,9406</text:p>
          </table:table-cell>
          <table:table-cell table:formula="of:=MAX([.$B5];[.$E5];[.$H5];[.$K5];[.$N5])" office:value-type="float" office:value="52.2658" calcext:value-type="float">
            <text:p>52,2658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IN([.$B6];[.$E6];[.$H6];[.$K6];[.$N6])" office:value-type="float" office:value="59.5909" calcext:value-type="float">
            <text:p>59,5909</text:p>
          </table:table-cell>
          <table:table-cell table:formula="of:=MEDIAN([.$B6];[.$E6];[.$H6];[.$K6];[.$N6])" office:value-type="float" office:value="61.226" calcext:value-type="float">
            <text:p>61,226</text:p>
          </table:table-cell>
          <table:table-cell table:formula="of:=MAX([.$B6];[.$E6];[.$H6];[.$K6];[.$N6])" office:value-type="float" office:value="61.9542" calcext:value-type="float">
            <text:p>61,9542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IN([.$B7];[.$E7];[.$H7];[.$K7];[.$N7])" office:value-type="float" office:value="70.5637" calcext:value-type="float">
            <text:p>70,5637</text:p>
          </table:table-cell>
          <table:table-cell table:formula="of:=MEDIAN([.$B7];[.$E7];[.$H7];[.$K7];[.$N7])" office:value-type="float" office:value="74.078" calcext:value-type="float">
            <text:p>74,078</text:p>
          </table:table-cell>
          <table:table-cell table:formula="of:=MAX([.$B7];[.$E7];[.$H7];[.$K7];[.$N7])" office:value-type="float" office:value="75.9011" calcext:value-type="float">
            <text:p>75,9011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IN([.$B8];[.$E8];[.$H8];[.$K8];[.$N8])" office:value-type="float" office:value="83.1747" calcext:value-type="float">
            <text:p>83,1747</text:p>
          </table:table-cell>
          <table:table-cell table:formula="of:=MEDIAN([.$B8];[.$E8];[.$H8];[.$K8];[.$N8])" office:value-type="float" office:value="86.7844" calcext:value-type="float">
            <text:p>86,7844</text:p>
          </table:table-cell>
          <table:table-cell table:formula="of:=MAX([.$B8];[.$E8];[.$H8];[.$K8];[.$N8])" office:value-type="float" office:value="89.5459" calcext:value-type="float">
            <text:p>89,5459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IN([.$B9];[.$E9];[.$H9];[.$K9];[.$N9])" office:value-type="float" office:value="93.8456" calcext:value-type="float">
            <text:p>93,8456</text:p>
          </table:table-cell>
          <table:table-cell table:formula="of:=MEDIAN([.$B9];[.$E9];[.$H9];[.$K9];[.$N9])" office:value-type="float" office:value="100.4595" calcext:value-type="float">
            <text:p>100,4595</text:p>
          </table:table-cell>
          <table:table-cell table:formula="of:=MAX([.$B9];[.$E9];[.$H9];[.$K9];[.$N9])" office:value-type="float" office:value="103.2696" calcext:value-type="float">
            <text:p>103,2696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IN([.$B10];[.$E10];[.$H10];[.$K10];[.$N10])" office:value-type="float" office:value="109.1746" calcext:value-type="float">
            <text:p>109,1746</text:p>
          </table:table-cell>
          <table:table-cell table:formula="of:=MEDIAN([.$B10];[.$E10];[.$H10];[.$K10];[.$N10])" office:value-type="float" office:value="114.8117" calcext:value-type="float">
            <text:p>114,8117</text:p>
          </table:table-cell>
          <table:table-cell table:formula="of:=MAX([.$B10];[.$E10];[.$H10];[.$K10];[.$N10])" office:value-type="float" office:value="117.1037" calcext:value-type="float">
            <text:p>117,1037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MIN([.$B11];[.$E11];[.$H11];[.$K11];[.$N11])" office:value-type="float" office:value="123.1786" calcext:value-type="float">
            <text:p>123,1786</text:p>
          </table:table-cell>
          <table:table-cell table:formula="of:=MEDIAN([.$B11];[.$E11];[.$H11];[.$K11];[.$N11])" office:value-type="float" office:value="129.151" calcext:value-type="float">
            <text:p>129,151</text:p>
          </table:table-cell>
          <table:table-cell table:formula="of:=MAX([.$B11];[.$E11];[.$H11];[.$K11];[.$N11])" office:value-type="float" office:value="129.902" calcext:value-type="float">
            <text:p>129,902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MIN([.$B12];[.$E12];[.$H12];[.$K12];[.$N12])" office:value-type="float" office:value="137.7275" calcext:value-type="float">
            <text:p>137,7275</text:p>
          </table:table-cell>
          <table:table-cell table:formula="of:=MEDIAN([.$B12];[.$E12];[.$H12];[.$K12];[.$N12])" office:value-type="float" office:value="143.6803" calcext:value-type="float">
            <text:p>143,6803</text:p>
          </table:table-cell>
          <table:table-cell table:formula="of:=MAX([.$B12];[.$E12];[.$H12];[.$K12];[.$N12])" office:value-type="float" office:value="146.1844" calcext:value-type="float">
            <text:p>146,1844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MIN([.$B13];[.$E13];[.$H13];[.$K13];[.$N13])" office:value-type="float" office:value="152.9906" calcext:value-type="float">
            <text:p>152,9906</text:p>
          </table:table-cell>
          <table:table-cell table:formula="of:=MEDIAN([.$B13];[.$E13];[.$H13];[.$K13];[.$N13])" office:value-type="float" office:value="159.295" calcext:value-type="float">
            <text:p>159,295</text:p>
          </table:table-cell>
          <table:table-cell table:formula="of:=MAX([.$B13];[.$E13];[.$H13];[.$K13];[.$N13])" office:value-type="float" office:value="169.6067" calcext:value-type="float">
            <text:p>169,6067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MIN([.$B14];[.$E14];[.$H14];[.$K14];[.$N14])" office:value-type="float" office:value="164.2713" calcext:value-type="float">
            <text:p>164,2713</text:p>
          </table:table-cell>
          <table:table-cell table:formula="of:=MEDIAN([.$B14];[.$E14];[.$H14];[.$K14];[.$N14])" office:value-type="float" office:value="174.5299" calcext:value-type="float">
            <text:p>174,5299</text:p>
          </table:table-cell>
          <table:table-cell table:formula="of:=MAX([.$B14];[.$E14];[.$H14];[.$K14];[.$N14])" office:value-type="float" office:value="180.6491" calcext:value-type="float">
            <text:p>180,6491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MIN([.$B15];[.$E15];[.$H15];[.$K15];[.$N15])" office:value-type="float" office:value="183.43" calcext:value-type="float">
            <text:p>183,43</text:p>
          </table:table-cell>
          <table:table-cell table:formula="of:=MEDIAN([.$B15];[.$E15];[.$H15];[.$K15];[.$N15])" office:value-type="float" office:value="193.4598" calcext:value-type="float">
            <text:p>193,4598</text:p>
          </table:table-cell>
          <table:table-cell table:formula="of:=MAX([.$B15];[.$E15];[.$H15];[.$K15];[.$N15])" office:value-type="float" office:value="204.3887" calcext:value-type="float">
            <text:p>204,3887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MIN([.$B16];[.$E16];[.$H16];[.$K16];[.$N16])" office:value-type="float" office:value="195.1612" calcext:value-type="float">
            <text:p>195,1612</text:p>
          </table:table-cell>
          <table:table-cell table:formula="of:=MEDIAN([.$B16];[.$E16];[.$H16];[.$K16];[.$N16])" office:value-type="float" office:value="208.0305" calcext:value-type="float">
            <text:p>208,0305</text:p>
          </table:table-cell>
          <table:table-cell table:formula="of:=MAX([.$B16];[.$E16];[.$H16];[.$K16];[.$N16])" office:value-type="float" office:value="213.9679" calcext:value-type="float">
            <text:p>213,9679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MIN([.$B17];[.$E17];[.$H17];[.$K17];[.$N17])" office:value-type="float" office:value="216.0599" calcext:value-type="float">
            <text:p>216,0599</text:p>
          </table:table-cell>
          <table:table-cell table:formula="of:=MEDIAN([.$B17];[.$E17];[.$H17];[.$K17];[.$N17])" office:value-type="float" office:value="226.4057" calcext:value-type="float">
            <text:p>226,4057</text:p>
          </table:table-cell>
          <table:table-cell table:formula="of:=MAX([.$B17];[.$E17];[.$H17];[.$K17];[.$N17])" office:value-type="float" office:value="229.7001" calcext:value-type="float">
            <text:p>229,7001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MIN([.$B18];[.$E18];[.$H18];[.$K18];[.$N18])" office:value-type="float" office:value="233.1797" calcext:value-type="float">
            <text:p>233,1797</text:p>
          </table:table-cell>
          <table:table-cell table:formula="of:=MEDIAN([.$B18];[.$E18];[.$H18];[.$K18];[.$N18])" office:value-type="float" office:value="249.0401" calcext:value-type="float">
            <text:p>249,0401</text:p>
          </table:table-cell>
          <table:table-cell table:formula="of:=MAX([.$B18];[.$E18];[.$H18];[.$K18];[.$N18])" office:value-type="float" office:value="254.0824" calcext:value-type="float">
            <text:p>254,0824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MIN([.$B19];[.$E19];[.$H19];[.$K19];[.$N19])" office:value-type="float" office:value="249.4984" calcext:value-type="float">
            <text:p>249,4984</text:p>
          </table:table-cell>
          <table:table-cell table:formula="of:=MEDIAN([.$B19];[.$E19];[.$H19];[.$K19];[.$N19])" office:value-type="float" office:value="264.0243" calcext:value-type="float">
            <text:p>264,0243</text:p>
          </table:table-cell>
          <table:table-cell table:formula="of:=MAX([.$B19];[.$E19];[.$H19];[.$K19];[.$N19])" office:value-type="float" office:value="275.5158" calcext:value-type="float">
            <text:p>275,5158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N3:Feuille1.N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08:12.799562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04:31:35.662506373</dc:date>
    <meta:editing-duration>PT46M13S</meta:editing-duration>
    <meta:editing-cycles>10</meta:editing-cycles>
    <meta:generator>LibreOffice/5.2.2.2$Linux_X86_64 LibreOffice_project/20m0$Build-2</meta:generator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17cm" svg:y="0.316cm" chart:style-name="ch2">
          <text:p>D5 : durée en fonction de max prime</text:p>
        </chart:title>
        <chart:legend chart:legend-position="end" svg:x="13.358cm" svg:y="3.706cm" style:legend-expansion="high" chart:style-name="ch3"/>
        <chart:plot-area chart:style-name="ch4" table:cell-range-address="Feuille1.A22:Feuille1.D39" chart:data-source-has-labels="both" svg:x="1.33cm" svg:y="1.275cm" svg:width="11.709cm" svg:height="6.57cm">
          <chartooo:coordinate-region svg:x="2.137cm" svg:y="1.275cm" svg:width="10.762cm" svg:height="5.055cm"/>
          <chart:axis chart:dimension="x" chart:name="primary-x" chart:style-name="ch5" chartooo:axis-type="auto">
            <chartooo:date-scale/>
            <chart:title svg:x="6.373cm" svg:y="8.025cm" chart:style-name="ch6">
              <text:p>max prime</text:p>
            </chart:title>
            <chart:categories table:cell-range-address="Feuille1.A23:Feuille1.A39"/>
          </chart:axis>
          <chart:axis chart:dimension="y" chart:name="primary-y" chart:style-name="ch5">
            <chart:title svg:x="0.451cm" svg:y="5.279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3:Feuille1.B39" chart:label-cell-address="Feuille1.B22:Feuille1.B22" chart:class="chart:line">
            <chart:data-point chart:repeated="17"/>
          </chart:series>
          <chart:series chart:style-name="ch10" chart:values-cell-range-address="Feuille1.C23:Feuille1.C39" chart:label-cell-address="Feuille1.C22:Feuille1.C22" chart:class="chart:line">
            <chart:data-point chart:repeated="17"/>
          </chart:series>
          <chart:series chart:style-name="ch11" chart:values-cell-range-address="Feuille1.D23:Feuille1.D39" chart:label-cell-address="Feuille1.D22:Feuille1.D22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3:Feuille1.A39</svg:desc>
                </draw:g>
              </table:table-cell>
              <table:table-cell office:value-type="float" office:value="27.2308">
                <text:p>27.2308</text:p>
                <draw:g>
                  <svg:desc>Feuille1.B23:Feuille1.B39</svg:desc>
                </draw:g>
              </table:table-cell>
              <table:table-cell office:value-type="float" office:value="28.3236">
                <text:p>28.3236</text:p>
                <draw:g>
                  <svg:desc>Feuille1.C23:Feuille1.C39</svg:desc>
                </draw:g>
              </table:table-cell>
              <table:table-cell office:value-type="float" office:value="29.3423">
                <text:p>29.3423</text:p>
                <draw:g>
                  <svg:desc>Feuille1.D23:Feuille1.D39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7.4045">
                <text:p>37.4045</text:p>
              </table:table-cell>
              <table:table-cell office:value-type="float" office:value="38.6832">
                <text:p>38.6832</text:p>
              </table:table-cell>
              <table:table-cell office:value-type="float" office:value="39.4906">
                <text:p>39.49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8.3748">
                <text:p>48.3748</text:p>
              </table:table-cell>
              <table:table-cell office:value-type="float" office:value="49.9406">
                <text:p>49.9406</text:p>
              </table:table-cell>
              <table:table-cell office:value-type="float" office:value="52.2658">
                <text:p>52.265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9.5909">
                <text:p>59.5909</text:p>
              </table:table-cell>
              <table:table-cell office:value-type="float" office:value="61.226">
                <text:p>61.226</text:p>
              </table:table-cell>
              <table:table-cell office:value-type="float" office:value="61.9542">
                <text:p>61.95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0.5637">
                <text:p>70.5637</text:p>
              </table:table-cell>
              <table:table-cell office:value-type="float" office:value="74.078">
                <text:p>74.078</text:p>
              </table:table-cell>
              <table:table-cell office:value-type="float" office:value="75.9011">
                <text:p>75.901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3.1747">
                <text:p>83.1747</text:p>
              </table:table-cell>
              <table:table-cell office:value-type="float" office:value="86.7844">
                <text:p>86.7844</text:p>
              </table:table-cell>
              <table:table-cell office:value-type="float" office:value="89.5459">
                <text:p>89.545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3.8456">
                <text:p>93.8456</text:p>
              </table:table-cell>
              <table:table-cell office:value-type="float" office:value="100.4595">
                <text:p>100.4595</text:p>
              </table:table-cell>
              <table:table-cell office:value-type="float" office:value="103.2696">
                <text:p>103.269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9.1746">
                <text:p>109.1746</text:p>
              </table:table-cell>
              <table:table-cell office:value-type="float" office:value="114.8117">
                <text:p>114.8117</text:p>
              </table:table-cell>
              <table:table-cell office:value-type="float" office:value="117.1037">
                <text:p>117.103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3.1786">
                <text:p>123.1786</text:p>
              </table:table-cell>
              <table:table-cell office:value-type="float" office:value="129.151">
                <text:p>129.151</text:p>
              </table:table-cell>
              <table:table-cell office:value-type="float" office:value="129.902">
                <text:p>129.90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37.7275">
                <text:p>137.7275</text:p>
              </table:table-cell>
              <table:table-cell office:value-type="float" office:value="143.6803">
                <text:p>143.6803</text:p>
              </table:table-cell>
              <table:table-cell office:value-type="float" office:value="146.1844">
                <text:p>146.184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52.9906">
                <text:p>152.9906</text:p>
              </table:table-cell>
              <table:table-cell office:value-type="float" office:value="159.295">
                <text:p>159.295</text:p>
              </table:table-cell>
              <table:table-cell office:value-type="float" office:value="169.6067">
                <text:p>169.60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64.2713">
                <text:p>164.2713</text:p>
              </table:table-cell>
              <table:table-cell office:value-type="float" office:value="174.5299">
                <text:p>174.5299</text:p>
              </table:table-cell>
              <table:table-cell office:value-type="float" office:value="180.6491">
                <text:p>180.649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83.43">
                <text:p>183.43</text:p>
              </table:table-cell>
              <table:table-cell office:value-type="float" office:value="193.4598">
                <text:p>193.4598</text:p>
              </table:table-cell>
              <table:table-cell office:value-type="float" office:value="204.3887">
                <text:p>204.388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5.1612">
                <text:p>195.1612</text:p>
              </table:table-cell>
              <table:table-cell office:value-type="float" office:value="208.0305">
                <text:p>208.0305</text:p>
              </table:table-cell>
              <table:table-cell office:value-type="float" office:value="213.9679">
                <text:p>213.967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16.0599">
                <text:p>216.0599</text:p>
              </table:table-cell>
              <table:table-cell office:value-type="float" office:value="226.4057">
                <text:p>226.4057</text:p>
              </table:table-cell>
              <table:table-cell office:value-type="float" office:value="229.7001">
                <text:p>229.7001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33.1797">
                <text:p>233.1797</text:p>
              </table:table-cell>
              <table:table-cell office:value-type="float" office:value="249.0401">
                <text:p>249.0401</text:p>
              </table:table-cell>
              <table:table-cell office:value-type="float" office:value="254.0824">
                <text:p>254.08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9.4984">
                <text:p>249.4984</text:p>
              </table:table-cell>
              <table:table-cell office:value-type="float" office:value="264.0243">
                <text:p>264.0243</text:p>
              </table:table-cell>
              <table:table-cell office:value-type="float" office:value="275.5158">
                <text:p>275.5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